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7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30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9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3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0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3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65" draw:master-page-name="Master1-Layout1-title-Титульный-слайд" presentation:presentation-page-layout-name="Master1-PPL1" draw:id="Slide-256">
        <draw:frame draw:id="id129" presentation:style-name="a569" draw:name="Заголовок 1" svg:x="1.5in" svg:y="1.97223in" svg:width="10.33333in" svg:height="1.99595in" presentation:class="title" presentation:placeholder="false">
          <draw:text-box>
            <text:p text:style-name="a568" text:class-names="" text:cond-style-name=""><text:span text:style-name="a566" text:class-names="">Проект «МЕТРО»</text:span><text:span text:style-name="a567" text:class-names=""/></text:p>
          </draw:text-box>
          <svg:title/>
          <svg:desc/>
        </draw:frame>
        <draw:frame draw:id="id130" presentation:style-name="a573" draw:name="Подзаголовок 2" svg:x="1.5in" svg:y="3.97222in" svg:width="10.33333in" svg:height="0.75in" presentation:class="subtitle" presentation:placeholder="false">
          <draw:text-box>
            <text:p text:style-name="a572" text:class-names="" text:cond-style-name=""><text:span text:style-name="a570" text:class-names="">Выполнила Никифорова Карина</text:span><text:span text:style-name="a571" text:class-names=""/></text:p>
          </draw:text-box>
          <svg:title/>
          <svg:desc/>
        </draw:frame>
      </draw:page>
      <draw:page draw:name="Slide20" draw:style-name="a574" draw:master-page-name="Master1-Layout2-obj-Заголовок-и-объект" presentation:presentation-page-layout-name="Master1-PPL2" draw:id="Slide-275">
        <draw:frame draw:id="id131" presentation:style-name="a578" draw:name="Заголовок 1" svg:x="3.16667in" svg:y="0.83593in" svg:width="9.41667in" svg:height="1.41407in" presentation:class="title" presentation:placeholder="false">
          <draw:text-box>
            <text:p text:style-name="a577" text:class-names="" text:cond-style-name=""><text:span text:style-name="a575" text:class-names="">Стек технологий<text:s text:c="1"/></text:span><text:span text:style-name="a576" text:class-names=""/></text:p>
          </draw:text-box>
          <svg:title/>
          <svg:desc/>
        </draw:frame>
      </draw:page>
      <draw:page draw:name="Slide2" draw:style-name="a579" draw:master-page-name="Master1-Layout2-obj-Заголовок-и-объект" presentation:presentation-page-layout-name="Master1-PPL2" draw:id="Slide-257">
        <draw:frame draw:id="id132" presentation:style-name="a587" draw:name="Заголовок 1" svg:x="0.59434in" svg:y="0.83593in" svg:width="11.98899in" svg:height="1.41407in" presentation:class="title" presentation:placeholder="false">
          <draw:text-box>
            <text:p text:style-name="a586" text:class-names="" text:cond-style-name=""><text:span text:style-name="a580" text:class-names="">Модуль А. <text:s text:c="1"/></text:span><text:span text:style-name="a581" text:class-names="">Парсинг</text:span><text:span text:style-name="a582" text:class-names=""><text:s text:c="1"/>и предобработка<text:s text:c="1"/></text:span><text:span text:style-name="a583" text:class-names="">данных</text:span><text:span text:style-name="a584" text:class-names=""><text:line-break/>1.1 Загрузка данных<text:s text:c="1"/></text:span><text:span text:style-name="a585" text:class-names=""/></text:p>
          </draw:text-box>
          <svg:title/>
          <svg:desc/>
        </draw:frame>
        <draw:frame draw:id="id133" presentation:style-name="a592" draw:name="Объект 2" svg:x="0.75in" svg:y="2.4in" svg:width="11.83333in" svg:height="4.40084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8" text:class-names="">Загрузка данных,<text:s text:c="1"/></text:span><text:span text:style-name="a589" text:class-names=""/></text:p>
              </text:list-item>
            </text:list>
          </draw:text-box>
          <svg:title/>
          <svg:desc/>
        </draw:frame>
      </draw:page>
      <draw:page draw:name="Slide18" draw:style-name="a593" draw:master-page-name="Master1-Layout2-obj-Заголовок-и-объект" presentation:presentation-page-layout-name="Master1-PPL2" draw:id="Slide-273">
        <draw:frame draw:id="id134" presentation:style-name="a602" draw:name="Объект 2" svg:x="0.75in" svg:y="2.4in" svg:width="11.83333in" svg:height="4.40084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4" text:class-names="">загрузку в<text:s text:c="1"/></text:span><text:span text:style-name="a595" text:class-names="">бд</text:span><text:span text:style-name="a596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  <draw:frame draw:id="id135" presentation:style-name="a610" draw:name="Заголовок 1" svg:x="0.59434in" svg:y="0.83593in" svg:width="11.98899in" svg:height="1.41407in" presentation:class="title" presentation:placeholder="false">
          <draw:text-box>
            <text:p text:style-name="a609" text:class-names="" text:cond-style-name=""><text:span text:style-name="a603" text:class-names="">Модуль А. <text:s text:c="1"/></text:span><text:span text:style-name="a604" text:class-names="">Парсинг</text:span><text:span text:style-name="a605" text:class-names=""><text:s text:c="1"/>и предобработка<text:s text:c="1"/></text:span><text:span text:style-name="a606" text:class-names="">данных</text:span><text:span text:style-name="a607" text:class-names=""><text:line-break/>1.1 Загрузка данных<text:s text:c="1"/></text:span><text:span text:style-name="a608" text:class-names=""/></text:p>
          </draw:text-box>
          <svg:title/>
          <svg:desc/>
        </draw:frame>
      </draw:page>
      <draw:page draw:name="Slide3" draw:style-name="a611" draw:master-page-name="Master1-Layout2-obj-Заголовок-и-объект" presentation:presentation-page-layout-name="Master1-PPL2" draw:id="Slide-258">
        <draw:frame draw:id="id136" presentation:style-name="a616" draw:name="Объект 2" svg:x="0.75in" svg:y="2.4in" svg:width="11.83333in" svg:height="4.40084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2" text:class-names="">Предобработку данных и структуру</text:span><text:span text:style-name="a613" text:class-names=""/></text:p>
              </text:list-item>
            </text:list>
          </draw:text-box>
          <svg:title/>
          <svg:desc/>
        </draw:frame>
        <draw:frame draw:id="id137" presentation:style-name="a624" draw:name="Заголовок 1" svg:x="0.59434in" svg:y="0.83593in" svg:width="11.98899in" svg:height="1.41407in" presentation:class="title" presentation:placeholder="false">
          <draw:text-box>
            <text:p text:style-name="a623" text:class-names="" text:cond-style-name=""><text:span text:style-name="a617" text:class-names="">Модуль А. <text:s text:c="1"/></text:span><text:span text:style-name="a618" text:class-names="">Парсинг</text:span><text:span text:style-name="a619" text:class-names=""><text:s text:c="1"/>и предобработка<text:s text:c="1"/></text:span><text:span text:style-name="a620" text:class-names="">данных</text:span><text:span text:style-name="a621" text:class-names=""><text:line-break/>1.2 Предобработка данных и выделение значимых атрибутов</text:span><text:span text:style-name="a622" text:class-names=""/></text:p>
          </draw:text-box>
          <svg:title/>
          <svg:desc/>
        </draw:frame>
      </draw:page>
      <draw:page draw:name="Slide19" draw:style-name="a625" draw:master-page-name="Master1-Layout2-obj-Заголовок-и-объект" presentation:presentation-page-layout-name="Master1-PPL2" draw:id="Slide-274">
        <draw:frame draw:id="id138" presentation:style-name="a632" draw:name="Объект 2" svg:x="0.75in" svg:y="2.4in" svg:width="11.83333in" svg:height="4.40084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Значимые атрибуты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  <draw:frame draw:id="id139" presentation:style-name="a640" draw:name="Заголовок 1" svg:x="0.59434in" svg:y="0.83593in" svg:width="11.98899in" svg:height="1.41407in" presentation:class="title" presentation:placeholder="false">
          <draw:text-box>
            <text:p text:style-name="a639" text:class-names="" text:cond-style-name=""><text:span text:style-name="a633" text:class-names="">Модуль А. <text:s text:c="1"/></text:span><text:span text:style-name="a634" text:class-names="">Парсинг</text:span><text:span text:style-name="a635" text:class-names=""><text:s text:c="1"/>и предобработка<text:s text:c="1"/></text:span><text:span text:style-name="a636" text:class-names="">данных</text:span><text:span text:style-name="a637" text:class-names=""><text:line-break/>1.2 Предобработка данных и выделение значимых атрибутов</text:span><text:span text:style-name="a638" text:class-names=""/></text:p>
          </draw:text-box>
          <svg:title/>
          <svg:desc/>
        </draw:frame>
      </draw:page>
      <draw:page draw:name="Slide14" draw:style-name="a641" draw:master-page-name="Master1-Layout2-obj-Заголовок-и-объект" presentation:presentation-page-layout-name="Master1-PPL2" draw:id="Slide-269">
        <draw:frame draw:id="id140" presentation:style-name="a646" draw:name="Объект 2" svg:x="0.75in" svg:y="2.4in" svg:width="11.83333in" svg:height="4.40084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2" text:class-names="">Плотность<text:s text:c="1"/></text:span><text:span text:style-name="a643" text:class-names=""/></text:p>
              </text:list-item>
            </text:list>
          </draw:text-box>
          <svg:title/>
          <svg:desc/>
        </draw:frame>
        <draw:frame draw:id="id141" draw:style-name="a653" draw:name="Заголовок 1" svg:x="0.59434in" svg:y="0.83593in" svg:width="11.98899in" svg:height="1.41407in">
          <draw:text-box>
            <text:p text:style-name="a652" text:class-names="" text:cond-style-name=""><text:span text:style-name="a647" text:class-names="">Модуль А. <text:s text:c="1"/></text:span><text:span text:style-name="a648" text:class-names="">Парсинг</text:span><text:span text:style-name="a649" text:class-names=""><text:s text:c="1"/>и предобработка данных</text:span><text:span text:style-name="a650" text:class-names=""><text:line-break/>1.3 Описание структуры набора данных</text:span><text:span text:style-name="a651" text:class-names=""/></text:p>
          </draw:text-box>
          <svg:title/>
          <svg:desc/>
        </draw:frame>
      </draw:page>
      <draw:page draw:name="Slide4" draw:style-name="a654" draw:master-page-name="Master1-Layout2-obj-Заголовок-и-объект" presentation:presentation-page-layout-name="Master1-PPL2" draw:id="Slide-259">
        <draw:frame draw:id="id142" presentation:style-name="a662" draw:name="Заголовок 1" svg:x="0.08491in" svg:y="0.83593in" svg:width="12.49843in" svg:height="1.41407in" presentation:class="title" presentation:placeholder="false">
          <draw:text-box>
            <text:p text:style-name="a661" text:class-names="" text:cond-style-name=""><text:span text:style-name="a655" text:class-names="">Модуль Б. <text:s text:c="1"/>Разведочный анализ<text:s text:c="1"/></text:span><text:span text:style-name="a656" text:class-names="">данных</text:span><text:span text:style-name="a657" text:class-names=""><text:line-break/></text:span><text:span text:style-name="a658" text:class-names="">2.1<text:s text:c="1"/></text:span><text:span text:style-name="a659" text:class-names="">Построение аналитической системы<text:s text:c="1"/></text:span><text:span text:style-name="a660" text:class-names=""/></text:p>
          </draw:text-box>
          <svg:title/>
          <svg:desc/>
        </draw:frame>
        <draw:frame draw:id="id143" presentation:style-name="a667" draw:name="Объект 2" svg:x="0.75in" svg:y="2.4in" svg:width="11.83333in" svg:height="4.40084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3" text:class-names="">дашборт</text:span><text:span text:style-name="a664" text:class-names=""/></text:p>
              </text:list-item>
            </text:list>
          </draw:text-box>
          <svg:title/>
          <svg:desc/>
        </draw:frame>
      </draw:page>
      <draw:page draw:name="Slide5" draw:style-name="a668" draw:master-page-name="Master1-Layout2-obj-Заголовок-и-объект" presentation:presentation-page-layout-name="Master1-PPL2" draw:id="Slide-260">
        <draw:frame draw:id="id144" presentation:style-name="a674" draw:name="Объект 2" svg:x="0.75in" svg:y="2.4in" svg:width="11.83333in" svg:height="4.40084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69" text:class-names="">Элементы<text:s text:c="1"/></text:span><text:span text:style-name="a670" text:class-names="">дашборта</text:span><text:span text:style-name="a671" text:class-names=""/></text:p>
              </text:list-item>
            </text:list>
          </draw:text-box>
          <svg:title/>
          <svg:desc/>
        </draw:frame>
        <draw:frame draw:id="id145" presentation:style-name="a680" draw:name="Заголовок 1" svg:x="0.08491in" svg:y="0.83593in" svg:width="12.49843in" svg:height="1.41407in" presentation:class="title" presentation:placeholder="false">
          <draw:text-box>
            <text:p text:style-name="a679" text:class-names="" text:cond-style-name=""><text:span text:style-name="a675" text:class-names="">Модуль Б. <text:s text:c="1"/>Разведочный анализ<text:s text:c="1"/></text:span><text:span text:style-name="a676" text:class-names="">данных</text:span><text:span text:style-name="a677" text:class-names=""><text:line-break/>2.2 Разработка функционала аналитической системы</text:span><text:span text:style-name="a678" text:class-names=""/></text:p>
          </draw:text-box>
          <svg:title/>
          <svg:desc/>
        </draw:frame>
      </draw:page>
      <draw:page draw:name="Slide6" draw:style-name="a681" draw:master-page-name="Master1-Layout2-obj-Заголовок-и-объект" presentation:presentation-page-layout-name="Master1-PPL2" draw:id="Slide-261">
        <draw:frame draw:id="id146" presentation:style-name="a686" draw:name="Объект 2" svg:x="0.75in" svg:y="2.4in" svg:width="11.83333in" svg:height="4.40084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2" text:class-names="">кластеризация</text:span><text:span text:style-name="a683" text:class-names=""/></text:p>
              </text:list-item>
            </text:list>
          </draw:text-box>
          <svg:title/>
          <svg:desc/>
        </draw:frame>
        <draw:frame draw:id="id147" presentation:style-name="a692" draw:name="Заголовок 1" svg:x="0.08491in" svg:y="0.83593in" svg:width="12.49843in" svg:height="1.41407in" presentation:class="title" presentation:placeholder="false">
          <draw:text-box>
            <text:p text:style-name="a691" text:class-names="" text:cond-style-name=""><text:span text:style-name="a687" text:class-names="">Модуль Б. <text:s text:c="1"/>Разведочный анализ<text:s text:c="1"/></text:span><text:span text:style-name="a688" text:class-names="">данных</text:span><text:span text:style-name="a689" text:class-names=""><text:line-break/>2.3 Кластеризация набора данных</text:span><text:span text:style-name="a690" text:class-names=""/></text:p>
          </draw:text-box>
          <svg:title/>
          <svg:desc/>
        </draw:frame>
      </draw:page>
      <draw:page draw:name="Slide21" draw:style-name="a693" draw:master-page-name="Master1-Layout2-obj-Заголовок-и-объект" presentation:presentation-page-layout-name="Master1-PPL2" draw:id="Slide-276">
        <draw:frame draw:id="id148" presentation:style-name="a698" draw:name="Объект 2" svg:x="0.75in" svg:y="2.4in" svg:width="11.83333in" svg:height="4.40084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4" text:class-names="">кластеризация</text:span><text:span text:style-name="a695" text:class-names=""/></text:p>
              </text:list-item>
            </text:list>
          </draw:text-box>
          <svg:title/>
          <svg:desc/>
        </draw:frame>
        <draw:frame draw:id="id149" presentation:style-name="a704" draw:name="Заголовок 1" svg:x="0.08491in" svg:y="0.83593in" svg:width="12.49843in" svg:height="1.41407in" presentation:class="title" presentation:placeholder="false">
          <draw:text-box>
            <text:p text:style-name="a703" text:class-names="" text:cond-style-name=""><text:span text:style-name="a699" text:class-names="">Модуль Б. <text:s text:c="1"/>Разведочный анализ<text:s text:c="1"/></text:span><text:span text:style-name="a700" text:class-names="">данных</text:span><text:span text:style-name="a701" text:class-names=""><text:line-break/>2.3 Кластеризация набора данных</text:span><text:span text:style-name="a702" text:class-names=""/></text:p>
          </draw:text-box>
          <svg:title/>
          <svg:desc/>
        </draw:frame>
      </draw:page>
      <draw:page draw:name="Slide7" draw:style-name="a705" draw:master-page-name="Master1-Layout2-obj-Заголовок-и-объект" presentation:presentation-page-layout-name="Master1-PPL2" draw:id="Slide-262">
        <draw:frame draw:id="id150" presentation:style-name="a710" draw:name="Объект 2" svg:x="0.75in" svg:y="2.4in" svg:width="11.83333in" svg:height="4.40084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6" text:class-names="">метрики</text:span><text:span text:style-name="a707" text:class-names=""/></text:p>
              </text:list-item>
            </text:list>
          </draw:text-box>
          <svg:title/>
          <svg:desc/>
        </draw:frame>
        <draw:frame draw:id="id151" draw:style-name="a715" draw:name="Заголовок 1" svg:x="0.08491in" svg:y="0.83593in" svg:width="12.49843in" svg:height="1.41407in">
          <draw:text-box>
            <text:p text:style-name="a714" text:class-names="" text:cond-style-name=""><text:span text:style-name="a711" text:class-names="">Модуль Б. <text:s text:c="1"/>Разведочный анализ данных</text:span><text:span text:style-name="a712" text:class-names=""><text:line-break/>2.4 Вычисление показателей производительности кластеризации</text:span><text:span text:style-name="a713" text:class-names=""/></text:p>
          </draw:text-box>
          <svg:title/>
          <svg:desc/>
        </draw:frame>
      </draw:page>
      <draw:page draw:name="Slide8" draw:style-name="a716" draw:master-page-name="Master1-Layout2-obj-Заголовок-и-объект" presentation:presentation-page-layout-name="Master1-PPL2" draw:id="Slide-263">
        <draw:frame draw:id="id152" presentation:style-name="a724" draw:name="Заголовок 1" svg:x="0.75in" svg:y="0.83593in" svg:width="11.83333in" svg:height="1.41407in" presentation:class="title" presentation:placeholder="false">
          <draw:text-box>
            <text:p text:style-name="a723" text:class-names="" text:cond-style-name=""><text:span text:style-name="a717" text:class-names="">Модуль В. <text:s text:c="1"/>Построение,<text:s text:c="1"/></text:span><text:span text:style-name="a718" text:class-names=""><text:line-break/>обучение<text:s text:c="1"/></text:span><text:span text:style-name="a719" text:class-names="">и оптимизация<text:s text:c="1"/></text:span><text:span text:style-name="a720" text:class-names="">модели</text:span><text:span text:style-name="a721" text:class-names=""><text:line-break/>3.1 Обучение модели</text:span><text:span text:style-name="a722" text:class-names=""/></text:p>
          </draw:text-box>
          <svg:title/>
          <svg:desc/>
        </draw:frame>
        <draw:frame draw:id="id153" presentation:style-name="a729" draw:name="Объект 2" svg:x="0.75in" svg:y="2.4in" svg:width="11.83333in" svg:height="4.40084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5" text:class-names="">клаСсификация</text:span><text:span text:style-name="a726" text:class-names=""/></text:p>
              </text:list-item>
            </text:list>
          </draw:text-box>
          <svg:title/>
          <svg:desc/>
        </draw:frame>
      </draw:page>
      <draw:page draw:name="Slide9" draw:style-name="a730" draw:master-page-name="Master1-Layout2-obj-Заголовок-и-объект" presentation:presentation-page-layout-name="Master1-PPL2" draw:id="Slide-264">
        <draw:frame draw:id="id154" presentation:style-name="a735" draw:name="Объект 2" svg:x="0.75in" svg:y="2.4in" svg:width="11.83333in" svg:height="4.40084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1" text:class-names="">МЕТРИКИ КЛАССИФИКАЦИЙ</text:span><text:span text:style-name="a732" text:class-names=""/></text:p>
              </text:list-item>
            </text:list>
          </draw:text-box>
          <svg:title/>
          <svg:desc/>
        </draw:frame>
        <draw:frame draw:id="id155" presentation:style-name="a743" draw:name="Заголовок 1" svg:x="0.75in" svg:y="0.83593in" svg:width="11.83333in" svg:height="1.41407in" presentation:class="title" presentation:placeholder="false">
          <draw:text-box>
            <text:p text:style-name="a742" text:class-names="" text:cond-style-name=""><text:span text:style-name="a736" text:class-names="">Модуль В. <text:s text:c="1"/>Построение,<text:s text:c="1"/></text:span><text:span text:style-name="a737" text:class-names=""><text:line-break/>обучение<text:s text:c="1"/></text:span><text:span text:style-name="a738" text:class-names="">и оптимизация<text:s text:c="1"/></text:span><text:span text:style-name="a739" text:class-names="">модели</text:span><text:span text:style-name="a740" text:class-names=""><text:line-break/>3.1 Обучение модели</text:span><text:span text:style-name="a741" text:class-names=""/></text:p>
          </draw:text-box>
          <svg:title/>
          <svg:desc/>
        </draw:frame>
      </draw:page>
      <draw:page draw:name="Slide10" draw:style-name="a744" draw:master-page-name="Master1-Layout2-obj-Заголовок-и-объект" presentation:presentation-page-layout-name="Master1-PPL2" draw:id="Slide-265">
        <draw:frame draw:id="id156" presentation:style-name="a750" draw:name="Объект 2" svg:x="0.75in" svg:y="2.4in" svg:width="11.83333in" svg:height="4.40084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5" text:class-names="">прогноз<text:s text:c="1"/></text:span><text:span text:style-name="a746" text:class-names="">загружености</text:span><text:span text:style-name="a747" text:class-names=""/></text:p>
              </text:list-item>
            </text:list>
          </draw:text-box>
          <svg:title/>
          <svg:desc/>
        </draw:frame>
        <draw:frame draw:id="id157" presentation:style-name="a758" draw:name="Заголовок 1" svg:x="0.17925in" svg:y="0.83593in" svg:width="13.0566in" svg:height="1.41407in" presentation:class="title" presentation:placeholder="false">
          <draw:text-box>
            <text:p text:style-name="a757" text:class-names="" text:cond-style-name=""><text:span text:style-name="a751" text:class-names="">Модуль В. <text:s text:c="1"/>Построение,<text:s text:c="1"/></text:span><text:span text:style-name="a752" text:class-names="">обучение<text:s text:c="1"/></text:span><text:span text:style-name="a753" text:class-names="">и оптимизация<text:s text:c="1"/></text:span><text:span text:style-name="a754" text:class-names="">модели</text:span><text:span text:style-name="a755" text:class-names=""><text:line-break/>3.3 Прогнозирование динамики изменения характеристик</text:span><text:span text:style-name="a756" text:class-names=""/></text:p>
          </draw:text-box>
          <svg:title/>
          <svg:desc/>
        </draw:frame>
      </draw:page>
      <draw:page draw:name="Slide11" draw:style-name="a759" draw:master-page-name="Master1-Layout2-obj-Заголовок-и-объект" presentation:presentation-page-layout-name="Master1-PPL2" draw:id="Slide-266">
        <draw:frame draw:id="id158" presentation:style-name="a767" draw:name="Заголовок 1" svg:x="1.37736in" svg:y="0.83593in" svg:width="11.20597in" svg:height="1.41407in" presentation:class="title" presentation:placeholder="false">
          <draw:text-box>
            <text:p text:style-name="a766" text:class-names="" text:cond-style-name=""><text:span text:style-name="a760" text:class-names="">Модуль Г. <text:s text:c="1"/>Разработка программного<text:s text:c="1"/></text:span><text:span text:style-name="a761" text:class-names="">продукта</text:span><text:span text:style-name="a762" text:class-names=""><text:line-break/>4.1 Разработка<text:s text:c="1"/></text:span><text:span text:style-name="a763" text:class-names="">API</text:span><text:span text:style-name="a764" text:class-names=""><text:s text:c="1"/></text:span><text:span text:style-name="a765" text:class-names=""/></text:p>
          </draw:text-box>
          <svg:title/>
          <svg:desc/>
        </draw:frame>
        <draw:frame draw:id="id159" presentation:style-name="a772" draw:name="Объект 2" svg:x="0.75in" svg:y="2.4in" svg:width="11.83333in" svg:height="4.40084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8" text:class-names="">АПИ</text:span><text:span text:style-name="a769" text:class-names=""/></text:p>
              </text:list-item>
            </text:list>
          </draw:text-box>
          <svg:title/>
          <svg:desc/>
        </draw:frame>
      </draw:page>
      <draw:page draw:name="Slide17" draw:style-name="a773" draw:master-page-name="Master1-Layout2-obj-Заголовок-и-объект" presentation:presentation-page-layout-name="Master1-PPL2" draw:id="Slide-272">
        <draw:frame draw:id="id160" presentation:style-name="a778" draw:name="Объект 2" svg:x="0.75in" svg:y="2.4in" svg:width="11.83333in" svg:height="4.40084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4" text:class-names="">АПИ</text:span><text:span text:style-name="a775" text:class-names=""/></text:p>
              </text:list-item>
            </text:list>
          </draw:text-box>
          <svg:title/>
          <svg:desc/>
        </draw:frame>
        <draw:frame draw:id="id161" presentation:style-name="a786" draw:name="Заголовок 1" svg:x="1.37736in" svg:y="0.83593in" svg:width="11.20597in" svg:height="1.41407in" presentation:class="title" presentation:placeholder="false">
          <draw:text-box>
            <text:p text:style-name="a785" text:class-names="" text:cond-style-name=""><text:span text:style-name="a779" text:class-names="">Модуль Г. <text:s text:c="1"/>Разработка программного<text:s text:c="1"/></text:span><text:span text:style-name="a780" text:class-names="">продукта</text:span><text:span text:style-name="a781" text:class-names=""><text:line-break/>4.1 Разработка<text:s text:c="1"/></text:span><text:span text:style-name="a782" text:class-names="">API</text:span><text:span text:style-name="a783" text:class-names=""><text:s text:c="1"/></text:span><text:span text:style-name="a784" text:class-names=""/></text:p>
          </draw:text-box>
          <svg:title/>
          <svg:desc/>
        </draw:frame>
      </draw:page>
      <draw:page draw:name="Slide12" draw:style-name="a787" draw:master-page-name="Master1-Layout2-obj-Заголовок-и-объект" presentation:presentation-page-layout-name="Master1-PPL2" draw:id="Slide-267">
        <draw:frame draw:id="id162" presentation:style-name="a792" draw:name="Объект 2" svg:x="0.75in" svg:y="2.4in" svg:width="11.83333in" svg:height="4.40084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8" text:class-names="">Интерфейс</text:span><text:span text:style-name="a789" text:class-names=""/></text:p>
              </text:list-item>
            </text:list>
          </draw:text-box>
          <svg:title/>
          <svg:desc/>
        </draw:frame>
        <draw:frame draw:id="id163" presentation:style-name="a799" draw:name="Заголовок 1" svg:x="1.37736in" svg:y="0.83593in" svg:width="11.20597in" svg:height="1.41407in" presentation:class="title" presentation:placeholder="false">
          <draw:text-box>
            <text:p text:style-name="a798" text:class-names="" text:cond-style-name=""><text:span text:style-name="a793" text:class-names="">Модуль Г. <text:s text:c="1"/>Разработка программного<text:s text:c="1"/></text:span><text:span text:style-name="a794" text:class-names="">продукта</text:span><text:span text:style-name="a795" text:class-names=""><text:line-break/>4.2 Разработка приложения</text:span><text:span text:style-name="a796" text:class-names=""><text:s text:c="1"/></text:span><text:span text:style-name="a797" text:class-names=""/></text:p>
          </draw:text-box>
          <svg:title/>
          <svg:desc/>
        </draw:frame>
      </draw:page>
      <draw:page draw:name="Slide15" draw:style-name="a800" draw:master-page-name="Master1-Layout2-obj-Заголовок-и-объект" presentation:presentation-page-layout-name="Master1-PPL2" draw:id="Slide-270">
        <draw:frame draw:id="id164" presentation:style-name="a807" draw:name="Заголовок 1" svg:x="0in" svg:y="0.83593in" svg:width="12.58333in" svg:height="1.41407in" presentation:class="title" presentation:placeholder="false">
          <draw:text-box>
            <text:p text:style-name="a806" text:class-names="" text:cond-style-name=""><text:span text:style-name="a801" text:class-names="">Модуль Г. <text:s text:c="1"/>Разработка программного<text:s text:c="1"/></text:span><text:span text:style-name="a802" text:class-names="">продукта<text:line-break/>4.3 Программная документация</text:span><text:span text:style-name="a803" text:class-names=""><text:line-break/></text:span><text:span text:style-name="a804" text:class-names=""><text:s text:c="1"/></text:span><text:span text:style-name="a805" text:class-names=""/></text:p>
          </draw:text-box>
          <svg:title/>
          <svg:desc/>
        </draw:frame>
        <draw:frame draw:id="id165" presentation:style-name="a812" draw:name="Объект 2" svg:x="0.75in" svg:y="2.4in" svg:width="11.83333in" svg:height="4.40084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8" text:class-names="">Программная документация<text:s text:c="1"/></text:span><text:span text:style-name="a809" text:class-names=""/></text:p>
              </text:list-item>
            </text:list>
          </draw:text-box>
          <svg:title/>
          <svg:desc/>
        </draw:frame>
      </draw:page>
      <draw:page draw:name="Slide22" draw:style-name="a813" draw:master-page-name="Master1-Layout1-title-Титульный-слайд" presentation:presentation-page-layout-name="Master1-PPL1" draw:id="Slide-277">
        <draw:frame draw:id="id166" presentation:style-name="a817" draw:name="Заголовок 1" svg:x="1.5in" svg:y="1.97223in" svg:width="10.33333in" svg:height="1.99595in" presentation:class="title" presentation:placeholder="false">
          <draw:text-box>
            <text:p text:style-name="a816" text:class-names="" text:cond-style-name=""><text:span text:style-name="a814" text:class-names="">ИТОГ</text:span><text:span text:style-name="a81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Заголовок и объект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Заголовок раздела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Два объекта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Сравнение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Только заголовок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Пустой слайд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Объект с подписью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Рисунок с подписью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Панорамная фотография с подписью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Заголовок и подпись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Цитата с подписью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Карточка имени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Три колонки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Столбец с тремя рисунками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Заголовок и вертикальный текст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Вертикальный заголовок и текст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table-cell" style:name="a556">
      <style:table-cell-properties fo:background-color="#fae8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61">
      <style:table-cell-properties fo:background-color="#e5224e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7">
      <style:table-cell-properties/>
    </style:style>
    <style:style style:family="table-cell" style:name="a562">
      <style:table-cell-properties fo:background-color="#e5224e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8">
      <style:table-cell-properties fo:background-color="#f5ccd0"/>
    </style:style>
    <style:style style:family="table-cell" style:name="a563">
      <style:table-cell-properties fo:background-color="#e5224e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9">
      <style:table-cell-properties/>
    </style:style>
    <style:style style:family="table-cell" style:name="a564">
      <style:table-cell-properties fo:background-color="#e5224e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560">
      <style:table-cell-properties fo:background-color="#f5ccd0"/>
    </style:style>
    <style:default-style style:family="graphic">
      <style:graphic-properties draw:fill="solid" draw:fill-color="#e5224e" draw:opacity="100%" draw:stroke="solid" svg:stroke-width="0.01389in" svg:stroke-color="#a81637" svg:stroke-opacity="100%" svg:stroke-linecap="butt"/>
    </style:default-style>
    <table:table-template table:name="{5C22544A-7EE6-4342-B048-85BDC9FD1C3A}">
      <table:first-row table:style-name="a561" table:paragraph-style-name=""/>
      <table:last-row table:style-name="a562" table:paragraph-style-name=""/>
      <table:first-column table:style-name="a563" table:paragraph-style-name=""/>
      <table:last-column table:style-name="a564" table:paragraph-style-name=""/>
      <table:body table:style-name="a556" table:paragraph-style-name=""/>
      <table:even-rows table:style-name="a559" table:paragraph-style-name=""/>
      <table:odd-rows table:style-name="a560" table:paragraph-style-name=""/>
      <table:even-columns table:style-name="a557" table:paragraph-style-name=""/>
      <table:odd-columns table:style-name="a5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draw:stroke="non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 style:parent-style-name="Graphics">
      <style:graphic-properties draw:fill="none" draw:stroke="non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 style:parent-style-name="Graphics">
      <style:graphic-properties draw:fill="none" draw:stroke="non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" style:parent-style-name="Graphics">
      <style:graphic-properties draw:fill="none" draw:stroke="none"/>
    </style:style>
    <style:style style:family="text" style:name="a2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8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 style:parent-style-name="Graphics">
      <style:graphic-properties draw:fill="none" draw:stroke="non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 style:parent-style-name="Graphics">
      <style:graphic-properties draw:fill="none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2" style:parent-style-name="Graphics">
      <style:graphic-properties draw:fill="none" draw:stroke="non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 style:parent-style-name="Graphics">
      <style:graphic-properties draw:fill="none" draw:stroke="non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4" style:parent-style-name="Graphics">
      <style:graphic-properties draw:fill="none" draw:stroke="none"/>
    </style:style>
    <style:style style:family="text" style:name="a2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" style:parent-style-name="Graphics">
      <style:graphic-properties draw:fill="none" draw:stroke="non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 style:parent-style-name="Graphics">
      <style:graphic-properties draw:fill="none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1" style:parent-style-name="Graphics">
      <style:graphic-properties draw:fill="none" draw:stroke="none"/>
    </style:style>
    <style:style style:family="text" style:name="a4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 style:parent-style-name="Graphics">
      <style:graphic-properties draw:fill="none" draw:stroke="none"/>
    </style:style>
    <style:style style:family="text" style:name="a2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9" style:parent-style-name="Graphics">
      <style:graphic-properties draw:fill="none" draw:stroke="non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" style:parent-style-name="Graphics">
      <style:graphic-properties draw:fill="none" draw:stroke="none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 style:parent-style-name="Graphics">
      <style:graphic-properties draw:fill="none" draw:stroke="none"/>
    </style:style>
    <style:style style:family="text" style:name="a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transition-type="automatic" presentation:transition-speed="fast" presentation:duration="PT2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5" style:parent-style-name="Graphics">
      <style:graphic-properties draw:fill="none" draw:stroke="none"/>
    </style:style>
    <style:style style:family="text" style:name="a3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След-самолета" style:page-layout-name="pageLayout1" draw:style-name="a0">
      <draw:frame draw:id="id0" draw:style-name="a1" draw:name="Picture 7" svg:x="0in" svg:y="0in" svg:width="13.33333in" svg:height="1.57639in" style:rel-width="scale" style:rel-height="scale">
        <draw:image xlink:href="media/image1.png" xlink:type="simple" xlink:show="embed" xlink:actuate="onLoad"/>
        <svg:title/>
        <svg:desc>C2-HD-TOP.png</svg:desc>
      </draw:frame>
      <draw:frame draw:id="id1" presentation:style-name="a5" draw:name="Title Placeholder 1" svg:x="3.16667in" svg:y="0.83593in" svg:width="9.41667in" svg:height="1.41407in" presentation:class="title" presentation:placeholder="false">
        <draw:text-box>
          <text:p text:style-name="a4" text:class-names="" text:cond-style-name=""><text:span text:style-name="a2" text:class-names="">Образец заголовка</text:span><text:span text:style-name="a3" text:class-names=""/></text:p>
        </draw:text-box>
        <svg:title/>
        <svg:desc/>
      </draw:frame>
      <draw:frame draw:id="id2" presentation:style-name="a22" draw:name="Text Placeholder 2" svg:x="0.75in" svg:y="2.4in" svg:width="11.83333in" svg:height="4.4008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Образец текста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Второй уровень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Пятый уровень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in" svg:y="6.95139in" svg:width="3.1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4" presentation:style-name="a29" draw:name="Footer Placeholder 4" svg:x="0.75in" svg:y="6.95084in" svg:width="8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9.58333in" svg:y="0.41667in" svg:width="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Титульный-слайд" style:page-layout-name="pageLayout1" draw:style-name="a33">
      <draw:frame draw:id="id6" draw:layer="Master1-bg" draw:style-name="a34" draw:name="Picture 7" svg:x="0in" svg:y="0in" svg:width="13.33333in" svg:height="1.57639in" style:rel-width="scale" style:rel-height="scale">
        <draw:image xlink:href="media/image1.png" xlink:type="simple" xlink:show="embed" xlink:actuate="onLoad"/>
        <svg:title/>
        <svg:desc>C2-HD-TOP.png</svg:desc>
      </draw:frame>
      <draw:frame draw:id="id7" draw:style-name="a35" draw:name="Picture 7" svg:x="0in" svg:y="4.78472in" svg:width="13.33333in" svg:height="2.71528in" style:rel-width="scale" style:rel-height="scale">
        <draw:image xlink:href="media/image2.png" xlink:type="simple" xlink:show="embed" xlink:actuate="onLoad"/>
        <svg:title/>
        <svg:desc>C2-HD-BTM.png</svg:desc>
      </draw:frame>
      <draw:frame draw:id="id8" presentation:style-name="a39" draw:name="Title 1" svg:x="1.5in" svg:y="1.97223in" svg:width="10.33333in" svg:height="1.99595in" presentation:class="title" presentation:placeholder="false">
        <draw:text-box>
          <text:p text:style-name="a38" text:class-names="" text:cond-style-name=""><text:span text:style-name="a36" text:class-names="">Образец заголовка</text:span><text:span text:style-name="a37" text:class-names=""/></text:p>
        </draw:text-box>
        <svg:title/>
        <svg:desc/>
      </draw:frame>
      <draw:frame draw:id="id9" presentation:style-name="a43" draw:name="Subtitle 2" svg:x="1.5in" svg:y="3.97222in" svg:width="10.33333in" svg:height="0.75in" presentation:class="subtitle" presentation:placeholder="false">
        <draw:text-box>
          <text:p text:style-name="a42" text:class-names="" text:cond-style-name=""><text:span text:style-name="a40" text:class-names="">Образец подзаголовка</text:span><text:span text:style-name="a41" text:class-names=""/></text:p>
        </draw:text-box>
        <svg:title/>
        <svg:desc/>
      </draw:frame>
      <draw:frame draw:id="id10" presentation:style-name="a47" draw:name="Date Placeholder 3" svg:x="8.65in" svg:y="4.71821in" svg:width="3.18333in" svg:height="0.40971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1/1/2000</text:date></text:span></text:p>
        </draw:text-box>
        <svg:title/>
        <svg:desc/>
      </draw:frame>
      <draw:frame draw:id="id11" presentation:style-name="a50" draw:name="Footer Placeholder 4" svg:x="1.5in" svg:y="4.72861in" svg:width="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2" presentation:style-name="a53" draw:name="Slide Number Placeholder 5" svg:x="8.83333in" svg:y="1.56481in" svg:width="3in" svg:height="0.39931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Заголовок-и-объект" style:page-layout-name="pageLayout1" draw:style-name="a54">
      <draw:frame draw:id="id13" draw:layer="Master1-bg" draw:style-name="a55" draw:name="Picture 7" svg:x="0in" svg:y="0in" svg:width="13.33333in" svg:height="1.57639in" style:rel-width="scale" style:rel-height="scale">
        <draw:image xlink:href="media/image1.png" xlink:type="simple" xlink:show="embed" xlink:actuate="onLoad"/>
        <svg:title/>
        <svg:desc>C2-HD-TOP.png</svg:desc>
      </draw:frame>
      <draw:frame draw:id="id14" presentation:style-name="a59" draw:name="Title 1" svg:x="3.16667in" svg:y="0.83593in" svg:width="9.41667in" svg:height="1.41407in" presentation:class="title" presentation:placeholder="false">
        <draw:text-box>
          <text:p text:style-name="a58" text:class-names="" text:cond-style-name=""><text:span text:style-name="a56" text:class-names="">Образец заголовка</text:span><text:span text:style-name="a57" text:class-names=""/></text:p>
        </draw:text-box>
        <svg:title/>
        <svg:desc/>
      </draw:frame>
      <draw:frame draw:id="id15" presentation:style-name="a76" draw:name="Content Placeholder 2" svg:x="0.75in" svg:y="2.4in" svg:width="11.83333in" svg:height="4.40084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Образец текста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Второй уровень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Пятый уровень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80" draw:name="Date Placeholder 3" svg:x="9.4in" svg:y="6.95139in" svg:width="3.18333in" svg:height="0.39931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1/1/2000</text:date></text:span></text:p>
        </draw:text-box>
        <svg:title/>
        <svg:desc/>
      </draw:frame>
      <draw:frame draw:id="id17" presentation:style-name="a83" draw:name="Footer Placeholder 4" svg:x="0.75in" svg:y="6.95084in" svg:width="8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8" presentation:style-name="a86" draw:name="Slide Number Placeholder 5" svg:x="9.58333in" svg:y="0.41667in" svg:width="3in" svg:height="0.39931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Заголовок-раздела" style:page-layout-name="pageLayout1" draw:style-name="a87">
      <draw:frame draw:id="id19" draw:style-name="a88" draw:name="Picture 7" svg:x="0in" svg:y="4.78472in" svg:width="13.33333in" svg:height="2.71528in" style:rel-width="scale" style:rel-height="scale">
        <draw:image xlink:href="media/image2.png" xlink:type="simple" xlink:show="embed" xlink:actuate="onLoad"/>
        <svg:title/>
        <svg:desc>C2-HD-BTM.png</svg:desc>
      </draw:frame>
      <draw:frame draw:id="id20" presentation:style-name="a92" draw:name="Title 1" svg:x="0.75in" svg:y="0.82407in" svg:width="11.83333in" svg:height="3.06423in" presentation:class="title" presentation:placeholder="false">
        <draw:text-box>
          <text:p text:style-name="a91" text:class-names="" text:cond-style-name=""><text:span text:style-name="a89" text:class-names="">Образец заголовка</text:span><text:span text:style-name="a90" text:class-names=""/></text:p>
        </draw:text-box>
        <svg:title/>
        <svg:desc/>
      </draw:frame>
      <draw:frame draw:id="id21" presentation:style-name="a96" draw:name="Text Placeholder 2" svg:x="1.12037in" svg:y="3.98264in" svg:width="11.47222in" svg:height="1.04514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>Образец текста</text:span></text:p>
            </text:list-item>
          </text:list>
        </draw:text-box>
        <svg:title/>
        <svg:desc/>
      </draw:frame>
      <draw:frame draw:id="id22" presentation:style-name="a100" draw:name="Date Placeholder 3" svg:x="8.54599in" svg:y="0.41667in" svg:width="3.18333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/1/2000</text:date></text:span></text:p>
        </draw:text-box>
        <svg:title/>
        <svg:desc/>
      </draw:frame>
      <draw:frame draw:id="id23" presentation:style-name="a103" draw:name="Footer Placeholder 4" svg:x="0.75in" svg:y="0.41667in" svg:width="7.64599in" svg:height="0.39815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4" presentation:style-name="a106" draw:name="Slide Number Placeholder 5" svg:x="11.87932in" svg:y="0.41667in" svg:width="0.70401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Два-объекта" style:page-layout-name="pageLayout1" draw:style-name="a107">
      <draw:frame draw:id="id25" draw:layer="Master1-bg" draw:style-name="a108" draw:name="Picture 7" svg:x="0in" svg:y="0in" svg:width="13.33333in" svg:height="1.57639in" style:rel-width="scale" style:rel-height="scale">
        <draw:image xlink:href="media/image1.png" xlink:type="simple" xlink:show="embed" xlink:actuate="onLoad"/>
        <svg:title/>
        <svg:desc>C2-HD-TOP.png</svg:desc>
      </draw:frame>
      <draw:frame draw:id="id26" presentation:style-name="a112" draw:name="Title 1" svg:x="3.16667in" svg:y="0.83593in" svg:width="9.41667in" svg:height="1.41407in" presentation:class="title" presentation:placeholder="false">
        <draw:text-box>
          <text:p text:style-name="a111" text:class-names="" text:cond-style-name=""><text:span text:style-name="a109" text:class-names="">Образец заголовка</text:span><text:span text:style-name="a110" text:class-names=""/></text:p>
        </draw:text-box>
        <svg:title/>
        <svg:desc/>
      </draw:frame>
      <draw:frame draw:id="id27" presentation:style-name="a129" draw:name="Content Placeholder 2" svg:x="0.75in" svg:y="2.4in" svg:width="5.83333in" svg:height="4.40084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Образец текста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Второй уровень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5" text:class-names="">Пятый уровень</text:span><text:span text:style-name="a1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6" draw:name="Content Placeholder 3" svg:x="6.75in" svg:y="2.4in" svg:width="5.83333in" svg:height="4.4008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Образец текста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Второй уровень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Пятый уровень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0" draw:name="Date Placeholder 4" svg:x="9.4in" svg:y="6.95139in" svg:width="3.18333in" svg:height="0.39931in" presentation:class="date-time" presentation:placeholder="false">
        <draw:text-box>
          <text:p text:style-name="a149" text:class-names="" text:cond-style-name=""><text:span text:style-name="a147" text:class-names=""><text:date text:fixed="false" style:data-style-name="a148">1/1/2000</text:date></text:span></text:p>
        </draw:text-box>
        <svg:title/>
        <svg:desc/>
      </draw:frame>
      <draw:frame draw:id="id30" presentation:style-name="a153" draw:name="Footer Placeholder 5" svg:x="0.75in" svg:y="6.95084in" svg:width="8.5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1" presentation:style-name="a156" draw:name="Slide Number Placeholder 6" svg:x="9.58333in" svg:y="0.41667in" svg:width="3in" svg:height="0.39931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Сравнение" style:page-layout-name="pageLayout1" draw:style-name="a157">
      <draw:frame draw:id="id32" draw:layer="Master1-bg" draw:style-name="a158" draw:name="Picture 7" svg:x="0in" svg:y="0in" svg:width="13.33333in" svg:height="1.57639in" style:rel-width="scale" style:rel-height="scale">
        <draw:image xlink:href="media/image1.png" xlink:type="simple" xlink:show="embed" xlink:actuate="onLoad"/>
        <svg:title/>
        <svg:desc>C2-HD-TOP.png</svg:desc>
      </draw:frame>
      <draw:frame draw:id="id33" presentation:style-name="a162" draw:name="Title 1" svg:x="3.16667in" svg:y="0.83333in" svg:width="9.41667in" svg:height="1.41667in" presentation:class="title" presentation:placeholder="false">
        <draw:text-box>
          <text:p text:style-name="a161" text:class-names="" text:cond-style-name=""><text:span text:style-name="a159" text:class-names="">Образец заголовка</text:span><text:span text:style-name="a160" text:class-names=""/></text:p>
        </draw:text-box>
        <svg:title/>
        <svg:desc/>
      </draw:frame>
      <draw:frame draw:id="id34" presentation:style-name="a166" draw:name="Text Placeholder 2" svg:x="1.00001in" svg:y="2.38823in" svg:width="5.55555in" svg:height="0.90104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Образец текста</text:span></text:p>
            </text:list-item>
          </text:list>
        </draw:text-box>
        <svg:title/>
        <svg:desc/>
      </draw:frame>
      <draw:frame draw:id="id35" presentation:style-name="a183" draw:name="Content Placeholder 3" svg:x="0.75in" svg:y="3.42593in" svg:width="5.80903in" svg:height="3.37491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Образец текста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Второй уровень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Пятый уровень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87" draw:name="Text Placeholder 4" svg:x="7in" svg:y="2.38823in" svg:width="5.58333in" svg:height="0.90104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Образец текста</text:span></text:p>
            </text:list-item>
          </text:list>
        </draw:text-box>
        <svg:title/>
        <svg:desc/>
      </draw:frame>
      <draw:frame draw:id="id37" presentation:style-name="a204" draw:name="Content Placeholder 5" svg:x="6.75in" svg:y="3.42593in" svg:width="5.83333in" svg:height="3.37491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Образец текста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Второй уровень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Пятый уровень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08" draw:name="Date Placeholder 6" svg:x="9.4in" svg:y="6.95139in" svg:width="3.18333in" svg:height="0.39931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1/1/2000</text:date></text:span></text:p>
        </draw:text-box>
        <svg:title/>
        <svg:desc/>
      </draw:frame>
      <draw:frame draw:id="id39" presentation:style-name="a211" draw:name="Footer Placeholder 7" svg:x="0.75in" svg:y="6.95084in" svg:width="8.5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40" presentation:style-name="a214" draw:name="Slide Number Placeholder 8" svg:x="9.58333in" svg:y="0.41667in" svg:width="3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Только-заголовок" style:page-layout-name="pageLayout1" draw:style-name="a215">
      <draw:frame draw:id="id41" draw:layer="Master1-bg" draw:style-name="a216" draw:name="Picture 7" svg:x="0in" svg:y="0in" svg:width="13.33333in" svg:height="1.57639in" style:rel-width="scale" style:rel-height="scale">
        <draw:image xlink:href="media/image1.png" xlink:type="simple" xlink:show="embed" xlink:actuate="onLoad"/>
        <svg:title/>
        <svg:desc>C2-HD-TOP.png</svg:desc>
      </draw:frame>
      <draw:frame draw:id="id42" presentation:style-name="a220" draw:name="Title 1" svg:x="3.16667in" svg:y="0.83593in" svg:width="9.41667in" svg:height="1.41407in" presentation:class="title" presentation:placeholder="false">
        <draw:text-box>
          <text:p text:style-name="a219" text:class-names="" text:cond-style-name=""><text:span text:style-name="a217" text:class-names="">Образец заголовка</text:span><text:span text:style-name="a218" text:class-names=""/></text:p>
        </draw:text-box>
        <svg:title/>
        <svg:desc/>
      </draw:frame>
      <draw:frame draw:id="id43" presentation:style-name="a224" draw:name="Date Placeholder 2" svg:x="9.4in" svg:y="6.95139in" svg:width="3.18333in" svg:height="0.39931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1/1/2000</text:date></text:span></text:p>
        </draw:text-box>
        <svg:title/>
        <svg:desc/>
      </draw:frame>
      <draw:frame draw:id="id44" presentation:style-name="a227" draw:name="Footer Placeholder 3" svg:x="0.75in" svg:y="6.95084in" svg:width="8.5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5" presentation:style-name="a230" draw:name="Slide Number Placeholder 4" svg:x="9.58333in" svg:y="0.41667in" svg:width="3in" svg:height="0.39931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Пустой-слайд" style:page-layout-name="pageLayout1" draw:style-name="a231">
      <draw:frame draw:id="id46" draw:layer="Master1-bg" draw:style-name="a232" draw:name="Picture 7" svg:x="0in" svg:y="0in" svg:width="13.33333in" svg:height="1.57639in" style:rel-width="scale" style:rel-height="scale">
        <draw:image xlink:href="media/image1.png" xlink:type="simple" xlink:show="embed" xlink:actuate="onLoad"/>
        <svg:title/>
        <svg:desc>C2-HD-TOP.png</svg:desc>
      </draw:frame>
      <draw:frame draw:id="id47" presentation:style-name="a236" draw:name="Date Placeholder 1" svg:x="9.4in" svg:y="6.95139in" svg:width="3.18333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1/1/2000</text:date></text:span></text:p>
        </draw:text-box>
        <svg:title/>
        <svg:desc/>
      </draw:frame>
      <draw:frame draw:id="id48" presentation:style-name="a239" draw:name="Footer Placeholder 2" svg:x="0.75in" svg:y="6.95084in" svg:width="8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9" presentation:style-name="a242" draw:name="Slide Number Placeholder 3" svg:x="9.58333in" svg:y="0.41667in" svg:width="3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Объект-с-подписью" style:page-layout-name="pageLayout1" draw:style-name="a243">
      <draw:frame draw:id="id50" draw:layer="Master1-bg" draw:style-name="a244" draw:name="Picture 7" svg:x="0in" svg:y="0in" svg:width="13.33333in" svg:height="1.57639in" style:rel-width="scale" style:rel-height="scale">
        <draw:image xlink:href="media/image1.png" xlink:type="simple" xlink:show="embed" xlink:actuate="onLoad"/>
        <svg:title/>
        <svg:desc>C2-HD-TOP.png</svg:desc>
      </draw:frame>
      <draw:frame draw:id="id51" presentation:style-name="a248" draw:name="Title 1" svg:x="0.75in" svg:y="1.66667in" svg:width="4.5in" svg:height="1.75in" presentation:class="title" presentation:placeholder="false">
        <draw:text-box>
          <text:p text:style-name="a247" text:class-names="" text:cond-style-name=""><text:span text:style-name="a245" text:class-names="">Образец заголовка</text:span><text:span text:style-name="a246" text:class-names=""/></text:p>
        </draw:text-box>
        <svg:title/>
        <svg:desc/>
      </draw:frame>
      <draw:frame draw:id="id52" presentation:style-name="a265" draw:name="Content Placeholder 2" svg:x="5.46323in" svg:y="0.81667in" svg:width="7.1201in" svg:height="5.98417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Образец текста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Второй уровень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Пятый уровень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69" draw:name="Text Placeholder 3" svg:x="0.75in" svg:y="3.41667in" svg:width="4.5in" svg:height="3.38417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Образец текста</text:span></text:p>
            </text:list-item>
          </text:list>
        </draw:text-box>
        <svg:title/>
        <svg:desc/>
      </draw:frame>
      <draw:frame draw:id="id54" presentation:style-name="a273" draw:name="Date Placeholder 4" svg:x="9.4in" svg:y="6.95139in" svg:width="3.18333in" svg:height="0.3993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/1/2000</text:date></text:span></text:p>
        </draw:text-box>
        <svg:title/>
        <svg:desc/>
      </draw:frame>
      <draw:frame draw:id="id55" presentation:style-name="a276" draw:name="Footer Placeholder 5" svg:x="0.75in" svg:y="6.95084in" svg:width="8.5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6" presentation:style-name="a279" draw:name="Slide Number Placeholder 6" svg:x="9.58333in" svg:y="0.41667in" svg:width="3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Рисунок-с-подписью" style:page-layout-name="pageLayout1" draw:style-name="a280">
      <draw:frame draw:id="id57" draw:layer="Master1-bg" draw:style-name="a281" draw:name="Picture 7" svg:x="0in" svg:y="0in" svg:width="13.33333in" svg:height="1.57639in" style:rel-width="scale" style:rel-height="scale">
        <draw:image xlink:href="media/image1.png" xlink:type="simple" xlink:show="embed" xlink:actuate="onLoad"/>
        <svg:title/>
        <svg:desc>C2-HD-TOP.png</svg:desc>
      </draw:frame>
      <draw:frame draw:id="id58" presentation:style-name="a285" draw:name="Title 1" svg:x="0.75in" svg:y="1.66667in" svg:width="7.51667in" svg:height="1.75in" presentation:class="title" presentation:placeholder="false">
        <draw:text-box>
          <text:p text:style-name="a284" text:class-names="" text:cond-style-name=""><text:span text:style-name="a282" text:class-names="">Образец заголовка</text:span><text:span text:style-name="a283" text:class-names=""/></text:p>
        </draw:text-box>
        <svg:title/>
        <svg:desc/>
      </draw:frame>
      <draw:frame draw:id="id59" presentation:style-name="a289" draw:name="Picture Placeholder 2" svg:x="8.59715in" svg:y="0.82157in" svg:width="3.98618in" svg:height="5.97927in" presentation:class="graphic" presentation:placeholder="false">
        <draw:text-box>
          <text:p text:style-name="a288" text:class-names="" text:cond-style-name=""><text:span text:style-name="a286" text:class-names="">Вставка рисунка</text:span><text:span text:style-name="a287" text:class-names=""/></text:p>
        </draw:text-box>
        <svg:title/>
        <svg:desc/>
      </draw:frame>
      <draw:frame draw:id="id60" presentation:style-name="a293" draw:name="Text Placeholder 3" svg:x="0.75in" svg:y="3.41667in" svg:width="7.51667in" svg:height="3.38417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Образец текста</text:span></text:p>
            </text:list-item>
          </text:list>
        </draw:text-box>
        <svg:title/>
        <svg:desc/>
      </draw:frame>
      <draw:frame draw:id="id61" presentation:style-name="a297" draw:name="Date Placeholder 4" svg:x="9.4in" svg:y="6.95139in" svg:width="3.18333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/1/2000</text:date></text:span></text:p>
        </draw:text-box>
        <svg:title/>
        <svg:desc/>
      </draw:frame>
      <draw:frame draw:id="id62" presentation:style-name="a300" draw:name="Footer Placeholder 5" svg:x="0.75in" svg:y="6.95084in" svg:width="8.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63" presentation:style-name="a303" draw:name="Slide Number Placeholder 6" svg:x="9.58333in" svg:y="0.41667in" svg:width="3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Панорамная-фотография-с-подписью" style:page-layout-name="pageLayout1" draw:style-name="a304">
      <draw:frame draw:id="id64" draw:layer="Master1-bg" draw:style-name="a305" draw:name="Picture 7" svg:x="0in" svg:y="0in" svg:width="13.33333in" svg:height="1.57639in" style:rel-width="scale" style:rel-height="scale">
        <draw:image xlink:href="media/image1.png" xlink:type="simple" xlink:show="embed" xlink:actuate="onLoad"/>
        <svg:title/>
        <svg:desc>C2-HD-TOP.png</svg:desc>
      </draw:frame>
      <draw:frame draw:id="id65" presentation:style-name="a309" draw:name="Title 1" svg:x="0.74997in" svg:y="5.1371in" svg:width="11.83512in" svg:height="0.89606in" presentation:class="title" presentation:placeholder="false">
        <draw:text-box>
          <text:p text:style-name="a308" text:class-names="" text:cond-style-name=""><text:span text:style-name="a306" text:class-names="">Образец заголовка</text:span><text:span text:style-name="a307" text:class-names=""/></text:p>
        </draw:text-box>
        <svg:title/>
        <svg:desc/>
      </draw:frame>
      <draw:frame draw:id="id66" presentation:style-name="a313" draw:name="Picture Placeholder 2" svg:x="0.74555in" svg:y="1.02957in" svg:width="11.83491in" svg:height="3.80376in" presentation:class="graphic" presentation:placeholder="false">
        <draw:text-box>
          <text:p text:style-name="a312" text:class-names="" text:cond-style-name=""><text:span text:style-name="a310" text:class-names="">Вставка рисунка</text:span><text:span text:style-name="a311" text:class-names=""/></text:p>
        </draw:text-box>
        <svg:title/>
        <svg:desc/>
      </draw:frame>
      <draw:frame draw:id="id67" presentation:style-name="a317" draw:name="Text Placeholder 3" svg:x="0.75in" svg:y="6.03315in" svg:width="11.83333in" svg:height="0.76768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Образец текста</text:span></text:p>
            </text:list-item>
          </text:list>
        </draw:text-box>
        <svg:title/>
        <svg:desc/>
      </draw:frame>
      <draw:frame draw:id="id68" presentation:style-name="a321" draw:name="Date Placeholder 4" svg:x="9.4in" svg:y="6.95139in" svg:width="3.18333in" svg:height="0.39931in" presentation:class="date-time" presentation:placeholder="false">
        <draw:text-box>
          <text:p text:style-name="a320" text:class-names="" text:cond-style-name=""><text:span text:style-name="a318" text:class-names=""><text:date text:fixed="false" style:data-style-name="a319">1/1/2000</text:date></text:span></text:p>
        </draw:text-box>
        <svg:title/>
        <svg:desc/>
      </draw:frame>
      <draw:frame draw:id="id69" presentation:style-name="a324" draw:name="Footer Placeholder 5" svg:x="0.75in" svg:y="6.95084in" svg:width="8.5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70" presentation:style-name="a327" draw:name="Slide Number Placeholder 6" svg:x="9.58333in" svg:y="0.41667in" svg:width="3in" svg:height="0.39931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Заголовок-и-подпись" style:page-layout-name="pageLayout1" draw:style-name="a328">
      <draw:frame draw:id="id71" draw:style-name="a329" draw:name="Picture 8" svg:x="0in" svg:y="4.78472in" svg:width="13.33333in" svg:height="2.71528in" style:rel-width="scale" style:rel-height="scale">
        <draw:image xlink:href="media/image2.png" xlink:type="simple" xlink:show="embed" xlink:actuate="onLoad"/>
        <svg:title/>
        <svg:desc>C2-HD-BTM.png</svg:desc>
      </draw:frame>
      <draw:frame draw:id="id72" presentation:style-name="a333" draw:name="Title 1" svg:x="0.75in" svg:y="0.82407in" svg:width="11.83333in" svg:height="3.06482in" presentation:class="title" presentation:placeholder="false">
        <draw:text-box>
          <text:p text:style-name="a332" text:class-names="" text:cond-style-name=""><text:span text:style-name="a330" text:class-names="">Образец заголовка</text:span><text:span text:style-name="a331" text:class-names=""/></text:p>
        </draw:text-box>
        <svg:title/>
        <svg:desc/>
      </draw:frame>
      <draw:frame draw:id="id73" presentation:style-name="a337" draw:name="Text Placeholder 3" svg:x="1.12037in" svg:y="3.99074in" svg:width="11.07887in" svg:height="1.09259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Образец текста</text:span></text:p>
            </text:list-item>
          </text:list>
        </draw:text-box>
        <svg:title/>
        <svg:desc/>
      </draw:frame>
      <draw:frame draw:id="id74" presentation:style-name="a341" draw:name="Date Placeholder 4" svg:x="8.54599in" svg:y="0.41667in" svg:width="3.1833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1/1/2000</text:date></text:span></text:p>
        </draw:text-box>
        <svg:title/>
        <svg:desc/>
      </draw:frame>
      <draw:frame draw:id="id75" presentation:style-name="a344" draw:name="Footer Placeholder 5" svg:x="0.75in" svg:y="0.41551in" svg:width="7.64599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76" presentation:style-name="a347" draw:name="Slide Number Placeholder 6" svg:x="11.87932in" svg:y="0.41667in" svg:width="0.70401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Цитата-с-подписью" style:page-layout-name="pageLayout1" draw:style-name="a348">
      <draw:frame draw:id="id77" draw:style-name="a349" draw:name="Picture 10" svg:x="0in" svg:y="4.78472in" svg:width="13.33333in" svg:height="2.71528in" style:rel-width="scale" style:rel-height="scale">
        <draw:image xlink:href="media/image2.png" xlink:type="simple" xlink:show="embed" xlink:actuate="onLoad"/>
        <svg:title/>
        <svg:desc>C2-HD-BTM.png</svg:desc>
      </draw:frame>
      <draw:frame draw:id="id78" presentation:style-name="a353" draw:name="Title 1" svg:x="1.12037in" svg:y="0.82407in" svg:width="11.10185in" svg:height="2.84831in" presentation:class="title" presentation:placeholder="false">
        <draw:text-box>
          <text:p text:style-name="a352" text:class-names="" text:cond-style-name=""><text:span text:style-name="a350" text:class-names="">Образец заголовка</text:span><text:span text:style-name="a351" text:class-names=""/></text:p>
        </draw:text-box>
        <svg:title/>
        <svg:desc/>
      </draw:frame>
      <draw:frame draw:id="id79" presentation:style-name="a357" draw:name="Text Placeholder 3" svg:x="1.42592in" svg:y="3.68062in" svg:width="10.49074in" svg:height="0.48605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Образец текста</text:span></text:p>
            </text:list-item>
          </text:list>
        </draw:text-box>
        <svg:title/>
        <svg:desc/>
      </draw:frame>
      <draw:frame draw:id="id80" presentation:style-name="a361" draw:name="Text Placeholder 3" svg:x="1.12037in" svg:y="4.33056in" svg:width="11.10185in" svg:height="0.74352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Образец текста</text:span></text:p>
            </text:list-item>
          </text:list>
        </draw:text-box>
        <svg:title/>
        <svg:desc/>
      </draw:frame>
      <draw:frame draw:id="id81" presentation:style-name="a365" draw:name="Date Placeholder 4" svg:x="8.54599in" svg:y="0.41667in" svg:width="3.18333in" svg:height="0.39931in" presentation:class="date-time" presentation:placeholder="false">
        <draw:text-box>
          <text:p text:style-name="a364" text:class-names="" text:cond-style-name=""><text:span text:style-name="a362" text:class-names=""><text:date text:fixed="false" style:data-style-name="a363">1/1/2000</text:date></text:span></text:p>
        </draw:text-box>
        <svg:title/>
        <svg:desc/>
      </draw:frame>
      <draw:frame draw:id="id82" presentation:style-name="a368" draw:name="Footer Placeholder 5" svg:x="0.75in" svg:y="0.41551in" svg:width="7.64599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83" presentation:style-name="a371" draw:name="Slide Number Placeholder 6" svg:x="11.87932in" svg:y="0.41667in" svg:width="0.70401in" svg:height="0.39931in" presentation:class="page-number" presentation:placeholder="false">
        <draw:text-box>
          <text:p text:style-name="a370" text:class-names="" text:cond-style-name=""><text:span text:style-name="a369" text:class-names=""><text:page-number style:num-format="1" text:fixed="false">‹#›</text:page-number></text:span></text:p>
        </draw:text-box>
        <svg:title/>
        <svg:desc/>
      </draw:frame>
      <draw:frame draw:id="id84" draw:style-name="a374" draw:name="TextBox 8" svg:x="0.52083in" svg:y="1.02083in" svg:width="0.66667in" svg:height="0.63952in">
        <draw:text-box>
          <text:p text:style-name="a373" text:class-names="" text:cond-style-name=""><text:span text:style-name="a372" text:class-names="">“</text:span></text:p>
        </draw:text-box>
        <svg:title/>
        <svg:desc/>
      </draw:frame>
      <draw:frame draw:id="id85" draw:style-name="a377" draw:name="TextBox 9" svg:x="12.0125in" svg:y="2.95417in" svg:width="0.66667in" svg:height="0.63952in">
        <draw:text-box>
          <text:p text:style-name="a376" text:class-names="" text:cond-style-name=""><text:span text:style-name="a375" text:class-names="">”</text:span></text:p>
        </draw:text-box>
        <svg:title/>
        <svg:desc/>
      </draw:frame>
    </style:master-page>
    <style:master-page style:name="Master1-Layout13-cust-Карточка-имени" style:page-layout-name="pageLayout1" draw:style-name="a378">
      <draw:frame draw:id="id86" draw:style-name="a379" draw:name="Picture 7" svg:x="0in" svg:y="4.78472in" svg:width="13.33333in" svg:height="2.71528in" style:rel-width="scale" style:rel-height="scale">
        <draw:image xlink:href="media/image2.png" xlink:type="simple" xlink:show="embed" xlink:actuate="onLoad"/>
        <svg:title/>
        <svg:desc>C2-HD-BTM.png</svg:desc>
      </draw:frame>
      <draw:frame draw:id="id87" presentation:style-name="a383" draw:name="Title 1" svg:x="1.1204in" svg:y="1.22999in" svg:width="11.096in" svg:height="2.74698in" presentation:class="title" presentation:placeholder="false">
        <draw:text-box>
          <text:p text:style-name="a382" text:class-names="" text:cond-style-name=""><text:span text:style-name="a380" text:class-names="">Образец заголовка</text:span><text:span text:style-name="a381" text:class-names=""/></text:p>
        </draw:text-box>
        <svg:title/>
        <svg:desc/>
      </draw:frame>
      <draw:frame draw:id="id88" presentation:style-name="a387" draw:name="Text Placeholder 3" svg:x="1.12037in" svg:y="3.98985in" svg:width="11.09433in" svg:height="1.09349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Образец текста</text:span></text:p>
            </text:list-item>
          </text:list>
        </draw:text-box>
        <svg:title/>
        <svg:desc/>
      </draw:frame>
      <draw:frame draw:id="id89" presentation:style-name="a391" draw:name="Date Placeholder 4" svg:x="8.54599in" svg:y="0.41435in" svg:width="3.18333in" svg:height="0.39931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1/1/2000</text:date></text:span></text:p>
        </draw:text-box>
        <svg:title/>
        <svg:desc/>
      </draw:frame>
      <draw:frame draw:id="id90" presentation:style-name="a394" draw:name="Footer Placeholder 5" svg:x="0.75in" svg:y="0.41435in" svg:width="7.64599in" svg:height="0.39931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91" presentation:style-name="a397" draw:name="Slide Number Placeholder 6" svg:x="11.87932in" svg:y="0.41667in" svg:width="0.70401in" svg:height="0.39931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Три-колонки" style:page-layout-name="pageLayout1" draw:style-name="a398">
      <draw:frame draw:id="id92" draw:layer="Master1-bg" draw:style-name="a399" draw:name="Picture 7" svg:x="0in" svg:y="0in" svg:width="13.33333in" svg:height="1.57639in" style:rel-width="scale" style:rel-height="scale">
        <draw:image xlink:href="media/image1.png" xlink:type="simple" xlink:show="embed" xlink:actuate="onLoad"/>
        <svg:title/>
        <svg:desc>C2-HD-TOP.png</svg:desc>
      </draw:frame>
      <draw:frame draw:id="id93" presentation:style-name="a403" draw:name="Title 1" svg:x="3.16667in" svg:y="0.83333in" svg:width="9.41667in" svg:height="1.42593in" presentation:class="title" presentation:placeholder="false">
        <draw:text-box>
          <text:p text:style-name="a402" text:class-names="" text:cond-style-name=""><text:span text:style-name="a400" text:class-names="">Образец заголовка</text:span><text:span text:style-name="a401" text:class-names=""/></text:p>
        </draw:text-box>
        <svg:title/>
        <svg:desc/>
      </draw:frame>
      <draw:frame draw:id="id94" presentation:style-name="a407" draw:name="Text Placeholder 2" svg:x="0.75in" svg:y="2.40822in" svg:width="3.78in" svg:height="0.67511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Образец текста</text:span></text:p>
            </text:list-item>
          </text:list>
        </draw:text-box>
        <svg:title/>
        <svg:desc/>
      </draw:frame>
      <draw:frame draw:id="id95" presentation:style-name="a411" draw:name="Text Placeholder 3" svg:x="0.75in" svg:y="3.17647in" svg:width="3.78in" svg:height="3.62438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Образец текста</text:span></text:p>
            </text:list-item>
          </text:list>
        </draw:text-box>
        <svg:title/>
        <svg:desc/>
      </draw:frame>
      <draw:frame draw:id="id96" presentation:style-name="a415" draw:name="Text Placeholder 4" svg:x="4.77778in" svg:y="2.40741in" svg:width="3.78in" svg:height="0.68519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Образец текста</text:span></text:p>
            </text:list-item>
          </text:list>
        </draw:text-box>
        <svg:title/>
        <svg:desc/>
      </draw:frame>
      <draw:frame draw:id="id97" presentation:style-name="a419" draw:name="Text Placeholder 3" svg:x="4.77565in" svg:y="3.17593in" svg:width="3.78in" svg:height="3.62491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Образец текста</text:span></text:p>
            </text:list-item>
          </text:list>
        </draw:text-box>
        <svg:title/>
        <svg:desc/>
      </draw:frame>
      <draw:frame draw:id="id98" presentation:style-name="a423" draw:name="Text Placeholder 4" svg:x="8.80556in" svg:y="2.39815in" svg:width="3.78in" svg:height="0.68519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Образец текста</text:span></text:p>
            </text:list-item>
          </text:list>
        </draw:text-box>
        <svg:title/>
        <svg:desc/>
      </draw:frame>
      <draw:frame draw:id="id99" presentation:style-name="a427" draw:name="Text Placeholder 3" svg:x="8.80556in" svg:y="3.17647in" svg:width="3.78in" svg:height="3.62438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Образец текста</text:span></text:p>
            </text:list-item>
          </text:list>
        </draw:text-box>
        <svg:title/>
        <svg:desc/>
      </draw:frame>
      <draw:frame draw:id="id100" presentation:style-name="a431" draw:name="Date Placeholder 2" svg:x="9.4in" svg:y="6.95139in" svg:width="3.18333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/1/2000</text:date></text:span></text:p>
        </draw:text-box>
        <svg:title/>
        <svg:desc/>
      </draw:frame>
      <draw:frame draw:id="id101" presentation:style-name="a434" draw:name="Footer Placeholder 3" svg:x="0.75in" svg:y="6.95084in" svg:width="8.5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102" presentation:style-name="a437" draw:name="Slide Number Placeholder 4" svg:x="9.58333in" svg:y="0.41667in" svg:width="3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Столбец-с-тремя-рисунками" style:page-layout-name="pageLayout1" draw:style-name="a438">
      <draw:frame draw:id="id103" draw:layer="Master1-bg" draw:style-name="a439" draw:name="Picture 7" svg:x="0in" svg:y="0in" svg:width="13.33333in" svg:height="1.57639in" style:rel-width="scale" style:rel-height="scale">
        <draw:image xlink:href="media/image1.png" xlink:type="simple" xlink:show="embed" xlink:actuate="onLoad"/>
        <svg:title/>
        <svg:desc>C2-HD-TOP.png</svg:desc>
      </draw:frame>
      <draw:frame draw:id="id104" presentation:style-name="a443" draw:name="Title 1" svg:x="3.16667in" svg:y="0.83333in" svg:width="9.41667in" svg:height="1.41667in" presentation:class="title" presentation:placeholder="false">
        <draw:text-box>
          <text:p text:style-name="a442" text:class-names="" text:cond-style-name=""><text:span text:style-name="a440" text:class-names="">Образец заголовка</text:span><text:span text:style-name="a441" text:class-names=""/></text:p>
        </draw:text-box>
        <svg:title/>
        <svg:desc/>
      </draw:frame>
      <draw:frame draw:id="id105" presentation:style-name="a447" draw:name="Text Placeholder 2" svg:x="0.75308in" svg:y="4.58333in" svg:width="3.7747in" svg:height="0.74668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Образец текста</text:span></text:p>
            </text:list-item>
          </text:list>
        </draw:text-box>
        <svg:title/>
        <svg:desc/>
      </draw:frame>
      <draw:frame draw:id="id106" presentation:style-name="a451" draw:name="Picture Placeholder 2" svg:x="0.75308in" svg:y="2.58333in" svg:width="3.7747in" svg:height="1.66667in" presentation:class="graphic" presentation:placeholder="false">
        <draw:text-box>
          <text:p text:style-name="a450" text:class-names="" text:cond-style-name=""><text:span text:style-name="a448" text:class-names="">Вставка рисунка</text:span><text:span text:style-name="a449" text:class-names=""/></text:p>
        </draw:text-box>
        <svg:title/>
        <svg:desc/>
      </draw:frame>
      <draw:frame draw:id="id107" presentation:style-name="a455" draw:name="Text Placeholder 3" svg:x="0.75308in" svg:y="5.33001in" svg:width="3.7747in" svg:height="1.47082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Образец текста</text:span></text:p>
            </text:list-item>
          </text:list>
        </draw:text-box>
        <svg:title/>
        <svg:desc/>
      </draw:frame>
      <draw:frame draw:id="id108" presentation:style-name="a459" draw:name="Text Placeholder 4" svg:x="4.78375in" svg:y="4.58333in" svg:width="3.7718in" svg:height="0.74668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Образец текста</text:span></text:p>
            </text:list-item>
          </text:list>
        </draw:text-box>
        <svg:title/>
        <svg:desc/>
      </draw:frame>
      <draw:frame draw:id="id109" presentation:style-name="a463" draw:name="Picture Placeholder 2" svg:x="4.78375in" svg:y="2.58333in" svg:width="3.7718in" svg:height="1.66667in" presentation:class="graphic" presentation:placeholder="false">
        <draw:text-box>
          <text:p text:style-name="a462" text:class-names="" text:cond-style-name=""><text:span text:style-name="a460" text:class-names="">Вставка рисунка</text:span><text:span text:style-name="a461" text:class-names=""/></text:p>
        </draw:text-box>
        <svg:title/>
        <svg:desc/>
      </draw:frame>
      <draw:frame draw:id="id110" presentation:style-name="a467" draw:name="Text Placeholder 3" svg:x="4.78375in" svg:y="5.33001in" svg:width="3.7718in" svg:height="1.47082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Образец текста</text:span></text:p>
            </text:list-item>
          </text:list>
        </draw:text-box>
        <svg:title/>
        <svg:desc/>
      </draw:frame>
      <draw:frame draw:id="id111" presentation:style-name="a471" draw:name="Text Placeholder 4" svg:x="8.80329in" svg:y="4.58333in" svg:width="3.78004in" svg:height="0.74668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Образец текста</text:span></text:p>
            </text:list-item>
          </text:list>
        </draw:text-box>
        <svg:title/>
        <svg:desc/>
      </draw:frame>
      <draw:frame draw:id="id112" presentation:style-name="a475" draw:name="Picture Placeholder 2" svg:x="8.80343in" svg:y="2.58333in" svg:width="3.77065in" svg:height="1.66667in" presentation:class="graphic" presentation:placeholder="false">
        <draw:text-box>
          <text:p text:style-name="a474" text:class-names="" text:cond-style-name=""><text:span text:style-name="a472" text:class-names="">Вставка рисунка</text:span><text:span text:style-name="a473" text:class-names=""/></text:p>
        </draw:text-box>
        <svg:title/>
        <svg:desc/>
      </draw:frame>
      <draw:frame draw:id="id113" presentation:style-name="a479" draw:name="Text Placeholder 3" svg:x="8.80329in" svg:y="5.33001in" svg:width="3.77564in" svg:height="1.47082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Образец текста</text:span></text:p>
            </text:list-item>
          </text:list>
        </draw:text-box>
        <svg:title/>
        <svg:desc/>
      </draw:frame>
      <draw:frame draw:id="id114" presentation:style-name="a483" draw:name="Date Placeholder 2" svg:x="9.4in" svg:y="6.95139in" svg:width="3.1833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1/2000</text:date></text:span></text:p>
        </draw:text-box>
        <svg:title/>
        <svg:desc/>
      </draw:frame>
      <draw:frame draw:id="id115" presentation:style-name="a486" draw:name="Footer Placeholder 3" svg:x="0.75in" svg:y="6.95084in" svg:width="8.5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116" presentation:style-name="a489" draw:name="Slide Number Placeholder 4" svg:x="9.58333in" svg:y="0.41667in" svg:width="3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Заголовок-и-вертикальный-текст" style:page-layout-name="pageLayout1" draw:style-name="a490">
      <draw:frame draw:id="id117" draw:layer="Master1-bg" draw:style-name="a491" draw:name="Picture 7" svg:x="0in" svg:y="0in" svg:width="13.33333in" svg:height="1.57639in" style:rel-width="scale" style:rel-height="scale">
        <draw:image xlink:href="media/image1.png" xlink:type="simple" xlink:show="embed" xlink:actuate="onLoad"/>
        <svg:title/>
        <svg:desc>C2-HD-TOP.png</svg:desc>
      </draw:frame>
      <draw:frame draw:id="id118" presentation:style-name="a495" draw:name="Title 1" svg:x="3.16667in" svg:y="0.83593in" svg:width="9.41667in" svg:height="1.41407in" presentation:class="title" presentation:placeholder="false">
        <draw:text-box>
          <text:p text:style-name="a494" text:class-names="" text:cond-style-name=""><text:span text:style-name="a492" text:class-names="">Образец заголовка</text:span><text:span text:style-name="a493" text:class-names=""/></text:p>
        </draw:text-box>
        <svg:title/>
        <svg:desc/>
      </draw:frame>
      <draw:frame draw:id="id119" presentation:style-name="a512" draw:name="Vertical Text Placeholder 2" svg:x="0.75in" svg:y="2.4in" svg:width="11.83333in" svg:height="4.400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Образец текста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Второй уровень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p text:style-name="a510" text:class-names="" text:cond-style-name=""><text:span text:style-name="a508" text:class-names="">Пятый уровень</text:span><text:span text:style-name="a5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516" draw:name="Date Placeholder 3" svg:x="9.4in" svg:y="6.95139in" svg:width="3.18333in" svg:height="0.39931in" presentation:class="date-time" presentation:placeholder="false">
        <draw:text-box>
          <text:p text:style-name="a515" text:class-names="" text:cond-style-name=""><text:span text:style-name="a513" text:class-names=""><text:date text:fixed="false" style:data-style-name="a514">1/1/2000</text:date></text:span></text:p>
        </draw:text-box>
        <svg:title/>
        <svg:desc/>
      </draw:frame>
      <draw:frame draw:id="id121" presentation:style-name="a519" draw:name="Footer Placeholder 4" svg:x="0.75in" svg:y="6.95084in" svg:width="8.5in" svg:height="0.39931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122" presentation:style-name="a522" draw:name="Slide Number Placeholder 5" svg:x="9.58333in" svg:y="0.41667in" svg:width="3in" svg:height="0.39931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Вертикальный-заголовок-и-текст" style:page-layout-name="pageLayout1" draw:style-name="a523">
      <draw:frame draw:id="id123" draw:style-name="a524" draw:name="Picture 8" svg:x="0in" svg:y="4.78472in" svg:width="13.33333in" svg:height="2.71528in" style:rel-width="scale" style:rel-height="scale">
        <draw:image xlink:href="media/image2.png" xlink:type="simple" xlink:show="embed" xlink:actuate="onLoad"/>
        <svg:title/>
        <svg:desc>C2-HD-BTM.png</svg:desc>
      </draw:frame>
      <draw:frame draw:id="id124" presentation:style-name="a528" draw:name="Vertical Title 1" svg:x="10.33333in" svg:y="0.81481in" svg:width="2.25in" svg:height="4.26852in" presentation:class="title" presentation:placeholder="false">
        <draw:text-box>
          <text:p text:style-name="a527" text:class-names="" text:cond-style-name=""><text:span text:style-name="a525" text:class-names="">Образец заголовка</text:span><text:span text:style-name="a526" text:class-names=""/></text:p>
        </draw:text-box>
        <svg:title/>
        <svg:desc/>
      </draw:frame>
      <draw:frame draw:id="id125" presentation:style-name="a545" draw:name="Vertical Text Placeholder 2" svg:x="1.12037in" svg:y="0.81482in" svg:width="8.97222in" svg:height="4.26852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Образец текста</text:span></text:p>
            </text:list-item>
          </text:list>
          <text:list text:style-name="a534">
            <text:list-item>
              <text:list text:style-name="a534">
                <text:list-item>
                  <text:p text:style-name="a533" text:class-names="" text:cond-style-name=""><text:span text:style-name="a532" text:class-names="">Второй уровень</text:span></text:p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p text:style-name="a536" text:class-names="" text:cond-style-name=""><text:span text:style-name="a53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p text:style-name="a539" text:class-names="" text:cond-style-name=""><text:span text:style-name="a53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list text:style-name="a544">
                            <text:list-item>
                              <text:p text:style-name="a543" text:class-names="" text:cond-style-name=""><text:span text:style-name="a541" text:class-names="">Пятый уровень</text:span><text:span text:style-name="a5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549" draw:name="Date Placeholder 3" svg:x="8.54599in" svg:y="0.41551in" svg:width="3.18333in" svg:height="0.39931in" presentation:class="date-time" presentation:placeholder="false">
        <draw:text-box>
          <text:p text:style-name="a548" text:class-names="" text:cond-style-name=""><text:span text:style-name="a546" text:class-names=""><text:date text:fixed="false" style:data-style-name="a547">1/1/2000</text:date></text:span></text:p>
        </draw:text-box>
        <svg:title/>
        <svg:desc/>
      </draw:frame>
      <draw:frame draw:id="id127" presentation:style-name="a552" draw:name="Footer Placeholder 4" svg:x="0.75in" svg:y="0.41667in" svg:width="7.64599in" svg:height="0.39931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128" presentation:style-name="a555" draw:name="Slide Number Placeholder 5" svg:x="11.87932in" svg:y="0.41667in" svg:width="0.70401in" svg:height="0.39931in" presentation:class="page-number" presentation:placeholder="false">
        <draw:text-box>
          <text:p text:style-name="a554" text:class-names="" text:cond-style-name=""><text:span text:style-name="a553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МЕТРО</dc:title>
    <meta:initial-creator>Учетная запись Майкрософт</meta:initial-creator>
    <dc:creator>Учетная запись Майкрософт</dc:creator>
    <meta:creation-date>2024-06-08T20:16:02Z</meta:creation-date>
    <dc:date>2024-06-08T22:06:10Z</dc:date>
    <meta:template xlink:href="TM04033937%5b%5bfn=След%20самолета%5d%5d" xlink:type="simple"/>
    <meta:editing-cycles>7</meta:editing-cycles>
    <meta:editing-duration>PT6607S</meta:editing-duration>
    <meta:document-statistic meta:paragraph-count="38" meta:word-count="147"/>
  </office:meta>
</office:document-meta>
</file>